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Monaco" svg:font-family="Monaco, MonacoRegular, 'Courier New', monospace"/>
    <style:font-face style:name="Open Sans" svg:font-family="'Open Sans', Arial, Verdana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2.0889in" fo:margin-left="0.3938in" table:align="left"/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1.9215in"/>
    </style:style>
    <style:style style:name="Table2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2.B1" style:family="table-cell">
      <style:table-cell-properties style:vertical-align="middle" fo:padding="0in" fo:border="none"/>
    </style:style>
    <style:style style:name="Table3" style:family="table">
      <style:table-properties style:width="6.1375in" fo:margin-left="0.3938in" table:align="left"/>
    </style:style>
    <style:style style:name="Table3.A" style:family="table-column">
      <style:table-column-properties style:column-width="0.1674in"/>
    </style:style>
    <style:style style:name="Table3.B" style:family="table-column">
      <style:table-column-properties style:column-width="5.9701in"/>
    </style:style>
    <style:style style:name="Table3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3.B1" style:family="table-cell">
      <style:table-cell-properties style:vertical-align="middle" fo:padding="0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4.7174in" table:align="left"/>
    </style:style>
    <style:style style:name="Table5.A" style:family="table-column">
      <style:table-column-properties style:column-width="4.7174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middle" fo:padding="0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Liberation Serif" officeooo:rsid="001b1d6b" officeooo:paragraph-rsid="001b1d6b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style:use-window-font-color="true" style:font-name="Open Sans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style:line-height-at-least="0.2811in" fo:widows="1" fo:text-indent="0in" style:auto-text-indent="false" fo:padding="0in" fo:border="none"/>
      <style:text-properties fo:font-variant="normal" fo:text-transform="none" style:use-window-font-color="true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style:use-window-font-color="true" fo:letter-spacing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style:use-window-font-color="true"/>
    </style:style>
    <style:style style:name="P8" style:family="paragraph" style:parent-style-name="Heading_20_1">
      <style:paragraph-properties fo:text-align="justify" style:justify-single-word="false"/>
      <style:text-properties fo:font-variant="normal" fo:text-transform="none" style:use-window-font-color="true" style:font-name="Open Sans" fo:letter-spacing="normal" fo:font-style="normal" fo:font-weight="normal" officeooo:rsid="001b1d6b" officeooo:paragraph-rsid="001b1d6b"/>
    </style:style>
    <style:style style:name="P9" style:family="paragraph" style:parent-style-name="Heading_20_2">
      <style:paragraph-properties fo:text-align="justify" style:justify-single-word="false"/>
      <style:text-properties fo:font-variant="normal" fo:text-transform="none" style:use-window-font-color="true" style:font-name="Open Sans" fo:letter-spacing="normal" fo:font-style="normal" officeooo:rsid="001b1d6b" officeooo:paragraph-rsid="001b1d6b"/>
    </style:style>
    <style:style style:name="P10" style:family="paragraph" style:parent-style-name="Heading_20_2">
      <style:paragraph-properties fo:margin-left="0in" fo:margin-right="0in" fo:margin-top="0in" fo:margin-bottom="0in" style:contextual-spacing="false" fo:line-height="160%" fo:text-align="start" style:justify-single-word="false" fo:widows="1" fo:text-indent="0in" style:auto-text-indent="false" fo:padding="0in" fo:border="none"/>
      <style:text-properties fo:font-variant="normal" fo:text-transform="none" style:use-window-font-color="true" style:font-name="Open Sans" fo:letter-spacing="normal" fo:font-style="normal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200%" fo:text-align="start" style:justify-single-word="false" fo:text-indent="0in" style:auto-text-indent="false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style:line-height-at-least="0.1563in" fo:text-align="center" style:justify-single-word="false" fo:text-indent="0in" style:auto-text-indent="false"/>
      <style:text-properties style:use-window-font-color="true" style:font-name="inherit" fo:font-size="9pt" fo:font-weight="normal" fo:padding="0in" fo:border="none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style:line-height-at-least="0.1563in" fo:text-align="center" style:justify-single-word="false" fo:text-indent="0in" style:auto-text-indent="false"/>
      <style:text-properties style:use-window-font-color="true" style:font-name="inherit" fo:font-size="9pt" fo:font-weight="normal" fo:background-color="#3a3c3d" fo:padding="0in" fo:border="none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style:font-name="inherit" fo:padding="0in" fo:border="none"/>
    </style:style>
    <style:style style:name="P15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fo:padding="0in" fo:border="none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line-height="180%" fo:text-align="start" style:justify-single-word="false" fo:text-indent="0in" style:auto-text-indent="false" fo:padding="0in" fo:border="none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line-height="200%" fo:text-align="start" style:justify-single-word="false" fo:text-indent="0in" style:auto-text-indent="false" fo:padding="0in" fo:border="none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line-height="180%" fo:text-align="start" style:justify-single-word="false" fo:text-indent="0in" style:auto-text-indent="false" fo:padding="0in" fo:border="none"/>
      <style:text-properties fo:color="#0000bb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line-height="180%" fo:text-align="start" style:justify-single-word="false" fo:text-indent="0in" style:auto-text-indent="false" fo:padding="0in" fo:border="none"/>
      <style:text-properties fo:color="#ff8000"/>
    </style:style>
    <style:style style:name="P20" style:family="paragraph" style:parent-style-name="Table_20_Contents">
      <style:paragraph-properties fo:margin-left="0in" fo:margin-right="0in" fo:margin-top="0in" fo:margin-bottom="0in" style:contextual-spacing="false" style:line-height-at-least="0.2811in" fo:text-align="start" style:justify-single-word="false" fo:widows="1" fo:text-indent="0in" style:auto-text-indent="false" fo:padding="0in" fo:border="none"/>
      <style:text-properties style:use-window-font-color="true" style:font-name="inherit" fo:padding="0in" fo:border="none"/>
    </style:style>
    <style:style style:name="T1" style:family="text">
      <style:text-properties fo:font-weight="bold"/>
    </style:style>
    <style:style style:name="T2" style:family="text">
      <style:text-properties fo:font-weight="bold" fo:padding="0in" fo:border="none"/>
    </style:style>
    <style:style style:name="T3" style:family="text">
      <style:text-properties style:text-line-through-style="none" style:text-line-through-type="none" style:font-name="Consolas" fo:font-size="10.5pt" style:text-underline-style="none" fo:font-weight="normal" style:text-blinking="false" fo:background-color="#f2f2f2" loext:char-shading-value="0" fo:padding="0in" fo:border="none"/>
    </style:style>
    <style:style style:name="T4" style:family="text">
      <style:text-properties fo:color="#0098d3" style:text-line-through-style="none" style:text-line-through-type="none" style:font-name="Consolas" fo:font-size="10.5pt" style:text-underline-style="none" fo:font-weight="normal" style:text-blinking="false" fo:background-color="#f2f2f2" loext:char-shading-value="0" fo:padding="0in" fo:border="none"/>
    </style:style>
    <style:style style:name="T5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6" style:family="text">
      <style:text-properties fo:font-variant="normal" fo:text-transform="none" fo:color="#444444" style:font-name="Open Sans" fo:font-size="12pt" fo:letter-spacing="normal" fo:font-style="normal" fo:font-weight="bold" fo:padding="0in" fo:border="none"/>
    </style:style>
    <style:style style:name="T7" style:family="text">
      <style:text-properties fo:font-variant="normal" fo:text-transform="none" fo:color="#444444" style:font-name="Open Sans" fo:font-size="12pt" fo:letter-spacing="normal" fo:font-style="italic" fo:font-weight="normal" style:font-name-asian="Open Sans" style:font-size-asian="12pt" style:font-style-asian="italic" style:font-weight-asian="normal" style:font-name-complex="Open Sans" style:font-size-complex="12pt" style:font-style-complex="italic" style:font-weight-complex="normal"/>
    </style:style>
    <style:style style:name="T8" style:family="text">
      <style:text-properties fo:font-variant="normal" fo:text-transform="none" fo:color="#444444" style:font-name="Open Sans" fo:font-size="12pt" fo:letter-spacing="normal" fo:font-style="italic" fo:font-weight="normal" fo:padding="0in" fo:border="none"/>
    </style:style>
    <style:style style:name="T9" style:family="text">
      <style:text-properties fo:font-variant="normal" fo:text-transform="none" fo:color="#444444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10" style:family="text">
      <style:text-properties fo:font-variant="normal" fo:text-transform="none" fo:color="#0098d3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11" style:family="text">
      <style:text-properties fo:font-variant="normal" fo:text-transform="none" style:font-name="Open Sans" fo:font-size="12pt" fo:letter-spacing="normal" fo:font-style="normal" fo:font-weight="normal"/>
    </style:style>
    <style:style style:name="T12" style:family="text">
      <style:text-properties fo:font-variant="normal" fo:text-transform="none" style:font-name="Open Sans" fo:font-size="12pt" fo:letter-spacing="normal" fo:font-style="normal" fo:font-weight="bold" fo:padding="0in" fo:border="none"/>
    </style:style>
    <style:style style:name="T13" style:family="text">
      <style:text-properties fo:font-variant="normal" fo:text-transform="none" style:font-name="Open Sans" fo:font-size="12pt" fo:letter-spacing="normal" fo:font-style="italic" fo:font-weight="normal" style:font-name-asian="Open Sans" style:font-size-asian="12pt" style:font-style-asian="italic" style:font-weight-asian="normal" style:font-name-complex="Open Sans" style:font-size-complex="12pt" style:font-style-complex="italic" style:font-weight-complex="normal"/>
    </style:style>
    <style:style style:name="T14" style:family="text">
      <style:text-properties fo:font-variant="normal" fo:text-transform="none" style:font-name="Open Sans" fo:font-size="12pt" fo:letter-spacing="normal" fo:font-style="italic" fo:font-weight="normal" fo:padding="0in" fo:border="none"/>
    </style:style>
    <style:style style:name="T15" style:family="text">
      <style:text-properties fo:font-variant="normal" fo:text-transform="none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16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17" style:family="text">
      <style:text-properties fo:font-variant="normal" fo:text-transform="none" style:use-window-font-color="true" style:font-name="Open Sans" fo:font-size="12pt" fo:letter-spacing="normal" fo:font-style="normal" fo:font-weight="normal"/>
    </style:style>
    <style:style style:name="T18" style:family="text">
      <style:text-properties fo:font-variant="normal" fo:text-transform="none" style:use-window-font-color="true" style:font-name="Open Sans" fo:font-size="12pt" fo:letter-spacing="normal" fo:font-style="normal" fo:font-weight="bold" fo:padding="0in" fo:border="none"/>
    </style:style>
    <style:style style:name="T19" style:family="text">
      <style:text-properties fo:font-variant="normal" fo:text-transform="none" style:use-window-font-color="true" style:font-name="Open Sans" fo:font-size="12pt" fo:letter-spacing="normal" fo:font-style="italic" fo:font-weight="normal" fo:padding="0in" fo:border="none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21" style:family="text">
      <style:text-properties fo:font-variant="normal" fo:text-transform="none" style:use-window-font-color="true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22" style:family="text">
      <style:text-properties style:font-name="Consolas" fo:font-size="10.5pt" fo:font-weight="normal" fo:background-color="#f2f2f2" loext:char-shading-value="0" fo:padding="0.0193in" fo:border="0.06pt solid #cccccc"/>
    </style:style>
    <style:style style:name="T23" style:family="text">
      <style:text-properties style:font-name="Consolas" fo:font-size="10.5pt" fo:font-weight="normal" fo:background-color="#f2f2f2" loext:char-shading-value="0" fo:padding="0in" fo:border="none"/>
    </style:style>
    <style:style style:name="T2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5" style:family="text">
      <style:text-properties fo:background-color="#f2f2f2" loext:char-shading-value="0" fo:padding="0.0193in" fo:border="0.06pt solid #cccccc"/>
    </style:style>
    <style:style style:name="T26" style:family="text">
      <style:text-properties fo:background-color="#f2f2f2" loext:char-shading-value="0" fo:padding="0in" fo:border="none"/>
    </style:style>
    <style:style style:name="T27" style:family="text">
      <style:text-properties fo:color="#898989" style:font-name="Monaco" fo:font-size="10.5pt" fo:font-weight="normal" style:font-name-asian="Monaco" style:font-size-asian="10.5pt" style:font-weight-asian="normal" style:font-name-complex="Monaco" style:font-size-complex="10.5pt" style:font-weight-complex="normal"/>
    </style:style>
    <style:style style:name="T28" style:family="text">
      <style:text-properties style:font-name="Monaco" fo:font-size="10.5pt" fo:font-weight="normal" style:font-name-asian="Monaco" style:font-size-asian="10.5pt" style:font-weight-asian="normal" style:font-name-complex="Monaco" style:font-size-complex="10.5pt" style:font-weight-complex="normal"/>
    </style:style>
    <style:style style:name="T29" style:family="text">
      <style:text-properties fo:color="#daa520" style:font-name="inherit" fo:font-weight="bold"/>
    </style:style>
    <style:style style:name="T30" style:family="text">
      <style:text-properties fo:color="#daa520" fo:font-weight="bold"/>
    </style:style>
    <style:style style:name="T31" style:family="text">
      <style:text-properties fo:color="#006fe0"/>
    </style:style>
    <style:style style:name="T32" style:family="text">
      <style:text-properties fo:color="#006fe0" style:font-name="inherit"/>
    </style:style>
    <style:style style:name="T33" style:family="text">
      <style:text-properties fo:color="#f7adf7" style:font-name="inherit" fo:font-weight="bold"/>
    </style:style>
    <style:style style:name="T34" style:family="text">
      <style:text-properties fo:color="#f7adf7" fo:font-weight="bold"/>
    </style:style>
    <style:style style:name="T35" style:family="text">
      <style:text-properties fo:color="#c37ee6" style:font-name="inherit" fo:font-weight="bold"/>
    </style:style>
    <style:style style:name="T36" style:family="text">
      <style:text-properties fo:color="#92afc1" style:font-name="inherit" fo:font-weight="bold"/>
    </style:style>
    <style:style style:name="T37" style:family="text">
      <style:text-properties fo:color="#dddddd" style:font-name="inherit" fo:font-weight="bold"/>
    </style:style>
    <style:style style:name="T38" style:family="text">
      <style:text-properties fo:color="#dddddd" fo:font-weight="bold"/>
    </style:style>
    <style:style style:name="T39" style:family="text">
      <style:text-properties style:font-name="inherit"/>
    </style:style>
    <style:style style:name="T40" style:family="text">
      <style:text-properties style:font-name="inherit" fo:font-weight="bold"/>
    </style:style>
    <style:style style:name="T41" style:family="text">
      <style:text-properties fo:font-style="italic" fo:padding="0in" fo:border="none"/>
    </style:style>
    <style:style style:name="T42" style:family="text">
      <style:text-properties fo:color="#0000bb" style:font-name="Consolas" fo:font-size="10.5pt" fo:font-weight="normal" fo:background-color="#f2f2f2" loext:char-shading-value="0" fo:padding="0in" fo:border="none"/>
    </style:style>
    <style:style style:name="T43" style:family="text">
      <style:text-properties fo:color="#ff8000" style:font-name="Consolas" fo:font-size="10.5pt" fo:font-weight="normal" fo:background-color="#f2f2f2" loext:char-shading-value="0" fo:padding="0in" fo:border="none"/>
    </style:style>
    <style:style style:name="T44" style:family="text">
      <style:text-properties fo:color="#ff8000" fo:background-color="#f2f2f2" loext:char-shading-value="0" fo:padding="0in" fo:border="none"/>
    </style:style>
    <style:style style:name="T45" style:family="text">
      <style:text-properties fo:color="#007700" style:font-name="Consolas" fo:font-size="10.5pt" fo:font-weight="normal" fo:background-color="#f2f2f2" loext:char-shading-value="0" fo:padding="0in" fo:border="none"/>
    </style:style>
    <style:style style:name="T46" style:family="text">
      <style:text-properties fo:color="#dd0000" style:font-name="Consolas" fo:font-size="10.5pt" fo:font-weight="normal" fo:background-color="#f2f2f2" loext:char-shading-value="0" fo:padding="0in" fo:border="none"/>
    </style:style>
    <style:style style:name="T47" style:family="text">
      <style:text-properties style:use-window-font-color="true" style:font-name="Consolas" fo:font-size="10.5pt" fo:font-weight="normal" fo:background-color="#f2f2f2" loext:char-shading-value="0" fo:padding="0.0193in" fo:border="0.06pt solid #cccccc"/>
    </style:style>
    <style:style style:name="T48" style:family="text">
      <style:text-properties style:use-window-font-color="true" style:font-name="Consolas" fo:font-size="10.5pt" fo:font-weight="normal" fo:background-color="#f2f2f2" loext:char-shading-value="0" fo:padding="0in" fo:border="none"/>
    </style:style>
    <style:style style:name="T49" style:family="text">
      <style:text-properties style:use-window-font-color="true" fo:background-color="#f2f2f2" loext:char-shading-value="0" fo:padding="0.0193in" fo:border="0.06pt solid #cccccc"/>
    </style:style>
    <style:style style:name="T50" style:family="text">
      <style:text-properties style:use-window-font-color="true" fo:background-color="#f2f2f2" loext:char-shading-value="0" fo:padding="0in" fo:border="none"/>
    </style:style>
    <style:style style:name="T51" style:family="text">
      <style:text-properties style:use-window-font-color="true" style:text-line-through-style="none" style:text-line-through-type="none" style:font-name="Consolas" fo:font-size="10.5pt" style:text-underline-style="none" fo:font-weight="normal" style:text-blinking="false" fo:background-color="#f2f2f2" loext:char-shading-value="0" fo:padding="0in" fo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0d0d0d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3" style:family="section">
      <style:section-properties fo:background-color="#000000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HP 101 (part 15): No News is Good News</text:h>
      <text:h text:style-name="P9" text:outline-level="2">A Difficult Choice</text:h>
      <text:p text:style-name="P2">After the workout I gave you last time, you’re probably either chomping at the<text:line-break/>bit to build another PHP application or you’ve decided to give up PHP programming<text:line-break/>and try growing cucumbers instead. If it’s the latter, you should stop reading<text:line-break/>right now, because I can guarantee you that this concluding installment of<text:line-break/>PHP 101 has absolutely nothing to teach you about vegetable farming.</text:p>
      <text:p text:style-name="P2">If it’s the former, however, then you’re going to enjoy what’s coming up. Over the<text:line-break/>next few pages, I’m going to be building a simple <text:span text:style-name="T2">RSS news aggregator</text:span> using<text:line-break/>PHP, SQLite and SimpleXML. With this news aggregator, you can plug into RSS news<text:line-break/>feeds from all over the web, creating a newscast that reflects your needs and<text:line-break/>interests for your website. The best part: it updates itself automatically with<text:line-break/>the latest stories every time you view it!</text:p>
      <text:p text:style-name="P2">Come on in, and let’s get this show on the road!</text:p>
      <text:p text:style-name="P7"><text:bookmark text:name="Heading2"/></text:p>
      <text:h text:style-name="P10" text:outline-level="2">Alphabet Soup</text:h>
      <text:p text:style-name="P2">I’ll start with the basics. What the heck is RSS anyhow?</text:p>
      <text:p text:style-name="P5"><text:span text:style-name="T17">RSS (the acronym stands for RDF Site Summary) is a format originally devised<text:line-break/>by Netscape to distribute information about the content on its My.Netscape.Com<text:line-break/>portal. The format has gone through many iterations since its introduction in<text:line-break/>early 1997 (take a look at </text:span><text:a xlink:type="simple" xlink:href="http://backend.userland.com/stories/rss091" office:target-frame-name="_blank" xlink:show="new"><text:span text:style-name="T20">http://backend.userland.com/stories/rss091</text:span></text:a><text:span text:style-name="T17"> for information on RSS’s<text:line-break/>long and complicated history) but most feeds use RSS 1.0 or RSS 0.91, both of<text:line-break/>which are lightweight yet full-featured.</text:span></text:p>
      <text:p text:style-name="P2"><text:soft-page-break/>RSS makes it possible for webmasters to publish and distribute information about<text:line-break/>what’s new and interesting on a particular site at a particular time. This<text:line-break/>information, which could range from a list of news articles to stock market<text:line-break/>data or weather forecasts, is published as a well-formed XML document, and can<text:line-break/>therefore be parsed, processed and rendered by any XML parser – including the<text:line-break/>SimpleXML parser that is part of PHP 5.</text:p>
      <text:p text:style-name="P5"><text:span text:style-name="T17">Quite a few popular web sites make an RSS or RDF news feed available to the public at<text:line-break/>large. </text:span><text:a xlink:type="simple" xlink:href="http://www.freshmeat.net/" office:target-frame-name="_blank" xlink:show="new"><text:span text:style-name="T20">Freshmeat</text:span></text:a><text:span text:style-name="T17"> and<text:line-break/></text:span><text:a xlink:type="simple" xlink:href="http://www.slashdot.org/slashdot.rdf" office:target-frame-name="_blank" xlink:show="new"><text:span text:style-name="T20">Slashdot</text:span></text:a><text:span text:style-name="T17"> both have<text:line-break/>one, and so do many others, including the </text:span><text:a xlink:type="simple" xlink:href="http://pear.php.net/feeds/" office:target-frame-name="_blank" xlink:show="new"><text:span text:style-name="T20">PEAR</text:span></text:a><text:span text:style-name="T17">, </text:span><text:a xlink:type="simple" xlink:href="http://pecl.php.net/feeds/" office:target-frame-name="_blank" xlink:show="new"><text:span text:style-name="T20">PECL</text:span></text:a><text:span text:style-name="T17"> and</text:span></text:p>
      <text:p text:style-name="P5"><text:a xlink:type="simple" xlink:href="http://www.zend.com/zend_rss.php"><text:span text:style-name="T20">Zend</text:span></text:a><text:span text:style-name="T17"> sites. A quick Google search<text:line-break/>for </text:span><text:span text:style-name="T18">public RSS feeds</text:span><text:span text:style-name="T17"> will get you more links than you can shake a stick at.</text:span></text:p>
      <text:p text:style-name="P2">An RSS document typically contains a list of resources (URLs), marked up with<text:line-break/>descriptive metadata. Here’s an exampl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Source_20_Text"><text:span text:style-name="T47"><text:line-break/>&lt;?xml version="1.0" encoding="UTF-8"?&gt;<text:line-break/>&lt;rdf:RDF xmlns:rdf="http://www.w3.org/1999/02/22-rdf-syntax-ns#" xmlns="http://purl.org/rss/1.0/"&gt;</text:span></text:span></text:p>
            <text:p text:style-name="P16"><text:span text:style-name="Source_20_Text"><text:span text:style-name="T47">&lt;channel rdf:about="http://www.melonfire.com/"&gt;<text:line-break/>  &lt;title&gt;Trog&lt;/title&gt;<text:line-break/>  &lt;description&gt;Well-written technical articles and tutorials on web technologies&lt;/description&gt;<text:line-break/>  &lt;link&gt;http://www.melonfire.com/community/columns/trog/&lt;/link&gt;<text:line-break/>  &lt;items&gt;<text:line-break/>   &lt;rdf:Seq&gt;</text:span></text:span></text:p>
            <text:p text:style-name="P16"><text:soft-page-break/><text:span text:style-name="Source_20_Text"><text:span text:style-name="T49">    </text:span></text:span><text:span text:style-name="Source_20_Text"><text:span text:style-name="T47">&lt;li rdf:resource="http://www.melonfire.com/community/columns/trog/article.php?id=100" /&gt;<text:line-break/>    &lt;li rdf:resource="http://www.melonfire.com/community/columns/trog/article.php?id=71" /&gt;<text:line-break/>    &lt;li rdf:resource="http://www.melonfire.com/community/columns/trog/article.php?id=62" /&gt;<text:line-break/>   &lt;/rdf:Seq&gt;<text:line-break/>  &lt;/items&gt;<text:line-break/>&lt;/channel&gt;<text:line-break/>&lt;item rdf:about="http://www.melonfire.com/community/columns/trog/article.php?id=100"&gt;<text:line-break/>  &lt;title&gt;Building A PHP-Based Mail Client (part 1)&lt;/title&gt;</text:span></text:span></text:p>
            <text:p text:style-name="P16"><text:span text:style-name="Source_20_Text"><text:span text:style-name="T49">  </text:span></text:span><text:span text:style-name="Source_20_Text"><text:span text:style-name="T47">&lt;link&gt;http://www.melonfire.com/community/columns/trog/article.php?id=100&lt;/link&gt;<text:line-break/>  &lt;description&gt;Ever wondered how web-based mail clients work? Find out here.&lt;/description&gt;<text:line-break/>&lt;/item&gt;<text:line-break/>&lt;item rdf:about="http://www.melonfire.com/community/columns/trog/article.php?id=71"&gt;<text:line-break/>  &lt;title&gt;Using PHP With XML (part 1)&lt;/title&gt;<text:line-break/>  &lt;link&gt;http://www.melonfire.com/community/columns/trog/article.php?id=71&lt;/link&gt;</text:span></text:span></text:p>
            <text:p text:style-name="P16"><text:span text:style-name="Source_20_Text"><text:span text:style-name="T49">  </text:span></text:span><text:span text:style-name="Source_20_Text"><text:span text:style-name="T47">&lt;description&gt;Use PHP's SAX parser to parse XML data and generate HTML pages.&lt;/description&gt;<text:line-break/>&lt;/item&gt;<text:line-break/>&lt;item rdf:about="http://www.melonfire.com/community/columns/trog/article.php?id=62"&gt;<text:line-break/>  &lt;title&gt;Access Granted&lt;/title&gt;<text:line-break/>  &lt;link&gt;http://www.melonfire.com/community/columns/trog/article.php?id=62&lt;/link&gt;<text:line-break/>  &lt;description&gt;Precisely control access to information with the SQLite grant </text:span></text:span><text:soft-page-break/><text:span text:style-name="Source_20_Text"><text:span text:style-name="T47">tables.&lt;/description&gt;</text:span></text:span></text:p>
            <text:p text:style-name="P17"><text:span text:style-name="Source_20_Text"><text:span text:style-name="T47">&lt;/item&gt;<text:line-break/>&lt;/rdf:RDF&gt;</text:span></text:span></text:p>
          </table:table-cell>
        </table:table-row>
      </table:table>
      <text:p text:style-name="P6"><text:span text:style-name="T17">As you can see, an </text:span><text:span text:style-name="T18">RDF file</text:span><text:span text:style-name="T17"> is split up into clearly demarcated sections. First<text:line-break/>comes the document </text:span><text:span text:style-name="T18">prolog</text:span><text:span text:style-name="T17">, </text:span><text:span text:style-name="T18">namespace declarations</text:span><text:span text:style-name="T17">, and </text:span><text:span text:style-name="T18">root element</text:span><text:span text:style-name="T17">.<text:line-break/>This is followed by a </text:span><text:span text:style-name="Source_20_Text"><text:span text:style-name="T21">&lt;channel&gt;</text:span></text:span><text:span text:style-name="T17"> block, which contains general<text:line-break/>information on the </text:span><text:span text:style-name="T18">channel</text:span><text:span text:style-name="T17"> that is described by this RDF file. In the example<text:line-break/>above, the channel is Melonfire’s Trog column, which gets updated every week with new<text:line-break/>technical articles and tutorials.</text:span></text:p>
      <text:p text:style-name="P6"><text:span text:style-name="T17">The </text:span><text:span text:style-name="Source_20_Text"><text:span text:style-name="T21">&lt;channel&gt;</text:span></text:span><text:span text:style-name="T17"> block contains an </text:span><text:span text:style-name="Source_20_Text"><text:span text:style-name="T21">&lt;items&gt;</text:span></text:span><text:span text:style-name="T17"> block,<text:line-break/>which contains a sequential list of all the resources described within the RDF document.<text:line-break/>Every resource in this block corresponds to a resource described in greater detail in a<text:line-break/>subsequent </text:span><text:span text:style-name="Source_20_Text"><text:span text:style-name="T21">&lt;item&gt;</text:span></text:span><text:span text:style-name="T17"> block. Every </text:span><text:span text:style-name="Source_20_Text"><text:span text:style-name="T21">&lt;item&gt;</text:span></text:span><text:span text:style-name="T17"> block<text:line-break/>describes a single resource in greater detail, providing a title, an URL and a description<text:line-break/>of that resource. It’s this information that our application will use to generate a<text:line-break/>personalized news feed.</text:span></text:p>
      <text:p text:style-name="P7"><text:bookmark text:name="Heading3"/></text:p>
      <text:h text:style-name="P10" text:outline-level="2">Laying the Foundation</text:h>
      <text:p text:style-name="P2">Now that you know what RSS and RDF are all about, it’s time to start work. I’ll begin by<text:line-break/><text:soft-page-break/>sitting down at a table near the window and doodling aimlessly on a sheet of paper until<text:line-break/>I figure out exactly what my application is supposed to do, piece by piece (actually, in<text:line-break/>this case, the <text:span text:style-name="T2">requirements</text:span> are actually pretty basic):</text:p>
      <text:list xml:id="list6835050672761525757" text:style-name="L1">
        <text:list-item>
          <text:p text:style-name="P3">The application must support one or more RSS-compliant news feeds. On start-up, the<text:line-break/>application should retrieve the latest versions of these feeds, parse them and display<text:line-break/>their contents in an easy-to-read manner. A SQLite database is a good choice to store<text:line-break/>this list of feeds.</text:p>
        </text:list-item>
        <text:list-item>
          <text:p text:style-name="P3">The user should be able to control the number of stories s/he picks up from each<text:line-break/>feed. For example, a user might want to display more science and health news than<text:line-break/>business news.</text:p>
        </text:list-item>
        <text:list-item>
          <text:p text:style-name="P3">The application should offer the user a web-based interface to add or delete news<text:line-break/>feeds. This interface will use PHP’s SQLite API to run appropriate SQL queries on the<text:line-break/>SQLite database file and alter the information stored in the database.</text:p>
        </text:list-item>
      </text:list>
      <text:p text:style-name="P2">Keeping these requirements in mind, it’s possible to <text:span text:style-name="T2">design a simple database</text:span></text:p>
      <text:p text:style-name="P2">table to hold the (user-configurable) list of RSS news feeds. Here’s what it might<text:line-break/>look like:</text:p>
      <text:section text:style-name="Sect1" text:name="crayon-57ba7d0bc7eb4853070718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2">1</text:p>
              <text:p text:style-name="P13">2</text:p>
              <text:p text:style-name="P12">3</text:p>
              <text:p text:style-name="P13">4</text:p>
              <text:p text:style-name="P12">5</text:p>
              <text:p text:style-name="P13">6</text:p>
            </table:table-cell>
            <table:table-cell table:style-name="Table2.B1" office:value-type="string">
              <text:section text:style-name="Sect2" text:name="crayon-57ba7d0bc7eb4853070718-1">
                <text:p text:style-name="P14"><text:span text:style-name="T1">CREATE TABLE rss</text:span> <text:span text:style-name="T1">(</text:span></text:p>
              </text:section>
              <text:section text:style-name="Sect3" text:name="crayon-57ba7d0bc7eb4853070718-2">
                <text:p text:style-name="P15">  <text:span text:style-name="T40">id INTEGER</text:span><text:span text:style-name="T39"> </text:span><text:span text:style-name="T40">NOT</text:span><text:span text:style-name="T39"> </text:span><text:span text:style-name="T40">NULL</text:span><text:span text:style-name="T39"> </text:span><text:span text:style-name="T40">PRIMARY KEY,</text:span></text:p>
              </text:section>
              <text:section text:style-name="Sect2" text:name="crayon-57ba7d0bc7eb4853070718-3">
                <text:p text:style-name="P15">  <text:span text:style-name="T40">title varchar(255)</text:span><text:span text:style-name="T39"> </text:span><text:span text:style-name="T40">NOT</text:span><text:span text:style-name="T39"> </text:span><text:span text:style-name="T40">NULL,</text:span></text:p>
              </text:section>
              <text:section text:style-name="Sect3" text:name="crayon-57ba7d0bc7eb4853070718-4">
                <text:p text:style-name="P15">  <text:span text:style-name="T40">url varchar(255)</text:span><text:span text:style-name="T39"> </text:span><text:span text:style-name="T40">NOT</text:span><text:span text:style-name="T39"> </text:span><text:span text:style-name="T40">NULL,</text:span></text:p>
              </text:section>
              <text:section text:style-name="Sect2" text:name="crayon-57ba7d0bc7eb4853070718-5">
                <text:p text:style-name="P15">  <text:span text:style-name="T40">count INTEGER</text:span><text:span text:style-name="T39"> </text:span><text:span text:style-name="T40">NOT</text:span><text:span text:style-name="T39"> </text:span><text:span text:style-name="T40">NULL</text:span></text:p>
              </text:section>
              <text:section text:style-name="Sect3" text:name="crayon-57ba7d0bc7eb4853070718-6">
                <text:p text:style-name="P20"><text:span text:style-name="T1">);</text:span></text:p>
              </text:section>
            </table:table-cell>
          </table:table-row>
        </table:table>
      </text:section>
      <text:p text:style-name="P2"><text:soft-page-break/>From the table above, it’s clear that every news feed will have three attributes: a<text:line-break/>descriptive title, the URL to the feed itself, and a value indicating how many of the<text:line-break/>stories in the feed you would like to see displayed in your own custom news page.</text:p>
      <text:p text:style-name="P2">Let’s add some data to get things started:</text:p>
      <text:section text:style-name="Sect1" text:name="crayon-57ba7d0bc7ebe919754564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2">1</text:p>
              <text:p text:style-name="P13">2</text:p>
              <text:p text:style-name="P12">3</text:p>
              <text:p text:style-name="P13">4</text:p>
              <text:p text:style-name="P12">5</text:p>
              <text:p text:style-name="P13">6</text:p>
            </table:table-cell>
            <table:table-cell table:style-name="Table3.B1" office:value-type="string">
              <text:section text:style-name="Sect2" text:name="crayon-57ba7d0bc7ebe919754564-1">
                <text:p text:style-name="P14"><text:span text:style-name="T1">INSERT INTO rss VALUES(1,</text:span> <text:span text:style-name="T1">'Slashdot',</text:span> <text:span text:style-name="T1">'http://slashdot.org/slashdot.rdf',</text:span> <text:span text:style-name="T1">5);</text:span></text:p>
              </text:section>
              <text:section text:style-name="Sect3" text:name="crayon-57ba7d0bc7ebe919754564-2">
                <text:p text:style-name="P14"><text:span text:style-name="T1">INSERT INTO rss VALUES(2,</text:span> <text:span text:style-name="T1">'Wired News',</text:span> <text:span text:style-name="T1">'http://www.wired.com/news_drop/netcenter/netcenter.rdf',</text:span> <text:span text:style-name="T1">5);</text:span></text:p>
              </text:section>
              <text:section text:style-name="Sect2" text:name="crayon-57ba7d0bc7ebe919754564-3">
                <text:p text:style-name="P14"><text:span text:style-name="T1">INSERT INTO rss VALUES(3,</text:span> <text:span text:style-name="T1">'Business News',</text:span> <text:span text:style-name="T1">'http://www.npr.org/rss/rss.php?topicId=6',</text:span> <text:span text:style-name="T1">3);</text:span></text:p>
              </text:section>
              <text:section text:style-name="Sect3" text:name="crayon-57ba7d0bc7ebe919754564-4">
                <text:p text:style-name="P14"><text:span text:style-name="T1">INSERT INTO rss VALUES(4,</text:span> <text:span text:style-name="T1">'Health News',</text:span></text:p>
              </text:section>
              <text:section text:style-name="Sect2" text:name="crayon-57ba7d0bc7ebe919754564-5">
                <text:p text:style-name="P15">                          <text:span text:style-name="T40">'http://news.bbc.co.uk/rss/newsonline_world_edition/health/rss091.xml',</text:span><text:span text:style-name="T39"> </text:span><text:span text:style-name="T40">3);</text:span></text:p>
              </text:section>
              <text:section text:style-name="Sect3" text:name="crayon-57ba7d0bc7ebe919754564-6">
                <text:p text:style-name="P20"><text:span text:style-name="T1">INSERT INTO rss VALUES(5,</text:span> <text:span text:style-name="T1">'Freshmeat',</text:span> <text:span text:style-name="T1">'http://www.freshmeat.net/backend/fm-releases.rdf',</text:span> <text:span text:style-name="T1">5);</text:span></text:p>
              </text:section>
            </table:table-cell>
          </table:table-row>
        </table:table>
      </text:section>
      <text:p text:style-name="P6"><text:span text:style-name="T17">You can create all this directly from the </text:span><text:span text:style-name="T18">schema</text:span><text:span text:style-name="T17"> file </text:span><text:span text:style-name="T19">rss.sql</text:span><text:span text:style-name="T17"> using the SQLite<text:line-break/>command </text:span><text:span text:style-name="Source_20_Text"><text:span text:style-name="T21">.read</text:span></text:span><text:span text:style-name="T17"> from the command-line client, if you still have that on board<text:line-break/>from </text:span><text:a xlink:type="simple" xlink:href="https://devzone.zend.com/24/php-101-part-15-no-news-is-good-news/php101-9.php"><text:span text:style-name="T20">Part Nine</text:span></text:a><text:span text:style-name="T17">. In fact, now would be a good time for you to</text:span></text:p>
      <text:p text:style-name="P5"><text:a xlink:type="simple" xlink:href="https://devzone.zend.com/24/php-101-part-15-no-news-is-good-news/php101-15.zip"><text:span text:style-name="T20">download all the source code</text:span></text:a><text:span text:style-name="T17"> for this application, so that<text:line-break/>you can check it out and refer to it easily throughout this tutorial. Note that you will<text:line-break/>need a PHP 5-enabled web server to run this code.</text:span></text:p>
      <text:p text:style-name="P7"><text:bookmark text:name="Heading4"/></text:p>
      <text:h text:style-name="P10" text:outline-level="2">Top Story</text:h>
      <text:p text:style-name="P2">With the database safely in its web-inaccessible directory, the next step is to write<text:line-break/>the code that uses the data inside it to connect to each news feed, parse it for news<text:line-break/>data, and present a customized news page.</text:p>
      <text:p text:style-name="P2">Here’s what that code, <text:span text:style-name="T41">user.php</text:span>, looks lik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<text:span text:style-name="Source_20_Text"><text:span text:style-name="T47"><text:line-break/></text:span></text:span><text:span text:style-name="Source_20_Text"><text:span text:style-name="T48">&lt;?php<text:line-break/></text:span></text:span><text:soft-page-break/><text:span text:style-name="Source_20_Text"><text:span text:style-name="T48">// PHP 5</text:span></text:span></text:p>
            <text:p text:style-name="P16"><text:span text:style-name="Source_20_Text"><text:span text:style-name="T48">// include configuration file<text:line-break/>include('config.php');</text:span></text:span></text:p>
            <text:p text:style-name="P16"><text:span text:style-name="Source_20_Text"><text:span text:style-name="T48">// open database file<text:line-break/>$handle = </text:span></text:span><text:a xlink:type="simple" xlink:href="https://devzone.zend.com/manual/function.sqlite-open.php" office:target-frame-name="_blank" xlink:show="new"><text:span text:style-name="Source_20_Text"><text:span text:style-name="T51">sqlite_open</text:span></text:span></text:a><text:span text:style-name="Source_20_Text"><text:span text:style-name="T48">($db) or die('ERROR: Unable to open database!');</text:span></text:span></text:p>
            <text:p text:style-name="P16"><text:span text:style-name="Source_20_Text"><text:span text:style-name="T48">// generate and execute query<text:line-break/>$query = "SELECT id, title, url, count FROM rss";<text:line-break/>$result = </text:span></text:span><text:a xlink:type="simple" xlink:href="https://devzone.zend.com/manual/function.sqlite-query.php" office:target-frame-name="_blank" xlink:show="new"><text:span text:style-name="Source_20_Text"><text:span text:style-name="T51">sqlite_query</text:span></text:span></text:a><text:span text:style-name="Source_20_Text"><text:span text:style-name="T48">($handle, $query) or die("ERROR: $query. ".</text:span></text:span><text:a xlink:type="simple" xlink:href="https://devzone.zend.com/manual/function.sqlite-error-string.php" office:target-frame-name="_blank" xlink:show="new"><text:span text:style-name="Source_20_Text"><text:span text:style-name="T51">sqlite_error_string</text:span></text:span></text:a><text:span text:style-name="Source_20_Text"><text:span text:style-name="T48">(</text:span></text:span><text:a xlink:type="simple" xlink:href="https://devzone.zend.com/manual/function.sqlite-last-error.php" office:target-frame-name="_blank" xlink:show="new"><text:span text:style-name="Source_20_Text"><text:span text:style-name="T51">sqlite_last_error</text:span></text:span></text:a><text:span text:style-name="Source_20_Text"><text:span text:style-name="T48">($handle)));</text:span></text:span></text:p>
            <text:p text:style-name="P16"><text:span text:style-name="Source_20_Text"><text:span text:style-name="T48">// if records present<text:line-break/>if (</text:span></text:span><text:a xlink:type="simple" xlink:href="https://devzone.zend.com/manual/function.sqlite-num-rows.php" office:target-frame-name="_blank" xlink:show="new"><text:span text:style-name="Source_20_Text"><text:span text:style-name="T51">sqlite_num_rows</text:span></text:span></text:a><text:span text:style-name="Source_20_Text"><text:span text:style-name="T48">($result) &gt; 0) {</text:span></text:span></text:p>
            <text:p text:style-name="P16"><text:span text:style-name="Source_20_Text"><text:span text:style-name="T50">    </text:span></text:span><text:span text:style-name="Source_20_Text"><text:span text:style-name="T48">// iterate through resultset<text:line-break/>    // fetch and parse feed</text:span></text:span></text:p>
            <text:p text:style-name="P16"><text:span text:style-name="Source_20_Text"><text:span text:style-name="T50">    </text:span></text:span><text:span text:style-name="Source_20_Text"><text:span text:style-name="T48">while($row = </text:span></text:span><text:a xlink:type="simple" xlink:href="https://devzone.zend.com/manual/function.sqlite-fetch-object.php" office:target-frame-name="_blank" xlink:show="new"><text:span text:style-name="Source_20_Text"><text:span text:style-name="T51">sqlite_fetch_object</text:span></text:span></text:a><text:span text:style-name="Source_20_Text"><text:span text:style-name="T48">($result)) {</text:span></text:span></text:p>
            <text:p text:style-name="P16"><text:span text:style-name="Source_20_Text"><text:span text:style-name="T50">        </text:span></text:span><text:span text:style-name="Source_20_Text"><text:span text:style-name="T48">$xml = </text:span></text:span><text:a xlink:type="simple" xlink:href="https://devzone.zend.com/manual/function.simplexml-load-file.php" office:target-frame-name="_blank" xlink:show="new"><text:span text:style-name="Source_20_Text"><text:span text:style-name="T51">simplexml_load_file</text:span></text:span></text:a><text:span text:style-name="Source_20_Text"><text:span text:style-name="T48">($row-&gt;url);</text:span></text:span></text:p>
            <text:p text:style-name="P16"><text:span text:style-name="Source_20_Text"><text:span text:style-name="T50">        </text:span></text:span><text:span text:style-name="Source_20_Text"><text:span text:style-name="T48">echo "&lt;h4&gt;$row-&gt;title&lt;/h4&gt;";<text:line-break/>        // print descriptions<text:line-break/>        for ($x = 0; $x &lt; $row-&gt;count; $x++) {</text:span></text:span></text:p>
            <text:p text:style-name="P16"><text:span text:style-name="Source_20_Text"><text:span text:style-name="T50">            </text:span></text:span><text:span text:style-name="Source_20_Text"><text:span text:style-name="T48">// for RSS 0.91<text:line-break/>            if (isset($xml-&gt;channel-&gt;item)) {<text:line-break/>                $item = $xml-&gt;channel-&gt;item[$x];</text:span></text:span></text:p>
            <text:p text:style-name="P16"><text:span text:style-name="Source_20_Text"><text:span text:style-name="T50">            </text:span></text:span><text:span text:style-name="Source_20_Text"><text:span text:style-name="T48">}<text:line-break/>            // for RSS 1.0<text:line-break/>            elseif (isset($xml-&gt;item)) {<text:line-break/>                $item = $xml-&gt;item[$x];</text:span></text:span></text:p>
            <text:p text:style-name="P16"><text:span text:style-name="Source_20_Text"><text:span text:style-name="T50">            </text:span></text:span><text:span text:style-name="Source_20_Text"><text:span text:style-name="T48">}<text:line-break/>            echo "&lt;a href=\"$item-&gt;link\"&gt;$item-&gt;title&lt;/a&gt;&lt;br /&gt;$item-&gt;description&lt;p /&gt;";<text:line-break/>        }</text:span></text:span></text:p>
            <text:p text:style-name="P16"><text:span text:style-name="Source_20_Text"><text:span text:style-name="T50">        </text:span></text:span><text:span text:style-name="Source_20_Text"><text:span text:style-name="T48">echo "&lt;hr /&gt;";</text:span></text:span></text:p>
            <text:p text:style-name="P16"><text:span text:style-name="Source_20_Text"><text:span text:style-name="T50">        </text:span></text:span><text:span text:style-name="Source_20_Text"><text:span text:style-name="T48">// reset variables<text:line-break/></text:span></text:span><text:soft-page-break/><text:span text:style-name="Source_20_Text"><text:span text:style-name="T48">        unset($xml);<text:line-break/>        unset($item);</text:span></text:span></text:p>
            <text:p text:style-name="P16"><text:span text:style-name="Source_20_Text"><text:span text:style-name="T50">    </text:span></text:span><text:span text:style-name="Source_20_Text"><text:span text:style-name="T48">}<text:line-break/>}<text:line-break/>// if no records present<text:line-break/>// display message<text:line-break/>else {</text:span></text:span></text:p>
            <text:p text:style-name="P16"><text:span text:style-name="Source_20_Text"><text:span text:style-name="T48">?&gt;<text:line-break/><text:line-break/>    &lt;font size = '-1'&gt;No feeds currently configured&lt;/font&gt;</text:span></text:span></text:p>
            <text:p text:style-name="P16"><text:span text:style-name="Source_20_Text"><text:span text:style-name="T48">&lt;?php</text:span></text:span></text:p>
            <text:p text:style-name="P16"><text:span text:style-name="Source_20_Text"><text:span text:style-name="T48">}</text:span></text:span></text:p>
            <text:p text:style-name="P16"><text:span text:style-name="Source_20_Text"><text:span text:style-name="T48">// close connection<text:line-break/></text:span></text:span><text:a xlink:type="simple" xlink:href="https://devzone.zend.com/manual/function.sqlite-close.php" office:target-frame-name="_blank" xlink:show="new"><text:span text:style-name="Source_20_Text"><text:span text:style-name="T51">sqlite_close</text:span></text:span></text:a><text:span text:style-name="Source_20_Text"><text:span text:style-name="T48">($handle);</text:span></text:span></text:p>
            <text:p text:style-name="P16"><text:span text:style-name="Source_20_Text"><text:span text:style-name="T48">?&gt;</text:span></text:span></text:p>
          </table:table-cell>
        </table:table-row>
      </table:table>
      <text:p text:style-name="P2">Here’s what the output might look like (note that there will a time lag in producing<text:line-break/>the page, because PHP will be silently opening HTTP connections to each URL to retrieve<text:line-break/>the corresponding RSS feed):</text:p>
      <text:p text:style-name="P4"><draw:frame draw:style-name="fr1" draw:name="Image1" text:anchor-type="as-char" svg:width="0.7862in" svg:height="0.3929in" draw:z-index="0"><draw:image xlink:href="https://devzone.zend.com/images/articles/vikram15-1.jpg" xlink:type="simple" xlink:show="embed" xlink:actuate="onLoad"/><svg:title>output</svg:title></draw:frame></text:p>
      <text:p text:style-name="P6"><text:span text:style-name="T17">The code to accomplish this might look simple, but there’s actually a lot going on behind<text:line-break/>the scenes. The first step is to obtain a list of the RSS feeds configured by the user<text:line-break/>from the SQLite database. To accomplish this, a SQLite database handle is initialized, and<text:line-break/>a SQL </text:span><text:span text:style-name="Source_20_Text"><text:span text:style-name="T21">SELECT</text:span></text:span><text:span text:style-name="T17"> query is executed. A </text:span><text:span text:style-name="Source_20_Text"><text:span text:style-name="T21">while()</text:span></text:span><text:span text:style-name="T17"> loop is used to iterate<text:line-break/>through the resulting record collection.</text:span></text:p>
      <text:p text:style-name="P6"><text:soft-page-break/><text:span text:style-name="T17">For each URL thus obtained, the </text:span><text:span text:style-name="Source_20_Text"><text:span text:style-name="T21">simplexml_load_file()</text:span></text:span><text:span text:style-name="T17"> function is used to<text:line-break/>retrieve and read the RSS feed. Depending on the number of stories to be displayed, a<text:line-break/></text:span><text:span text:style-name="Source_20_Text"><text:span text:style-name="T21">for()</text:span></text:span><text:span text:style-name="T17"> loop is executed and the appropriate number of </text:span><text:span text:style-name="Source_20_Text"><text:span text:style-name="T21">&lt;item&gt;</text:span></text:span><text:span text:style-name="T17"><text:line-break/>elements in the feed are parsed. Notice that the path to access an </text:span><text:span text:style-name="Source_20_Text"><text:span text:style-name="T21">&lt;item&gt;</text:span></text:span><text:span text:style-name="T17"><text:line-break/>differs depending on whether the feed is RSS 0.91 or RSS 1.0.</text:span></text:p>
      <text:p text:style-name="P2">Note that if the database is empty, an error message will appear. In this example,<text:line-break/>since I’ve already inserted a bunch of records into the database, you’ll never see<text:line-break/>the error message at all; however, it’s good programming practice to ensure that all<text:line-break/>eventualities are accounted for, even remote ones.</text:p>
      <text:p text:style-name="P2">As before, the file <text:span text:style-name="T41">config.php</text:span> is included at the top of every script. This file<text:line-break/>contains database access parameters, as below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pan text:style-name="Source_20_Text"><text:span text:style-name="T47"><text:line-break/></text:span></text:span><text:span text:style-name="Source_20_Text"><text:span text:style-name="T48">&lt;?php</text:span></text:span></text:p>
            <text:p text:style-name="P16"><text:span text:style-name="Source_20_Text"><text:span text:style-name="T48">// database details<text:line-break/>// always use a directory that cannot be accessed from the web</text:span></text:span></text:p>
            <text:p text:style-name="P16"><text:span text:style-name="Source_20_Text"><text:span text:style-name="T48">$path = $_SERVER['DOCUMENT_ROOT'].'/../';<text:line-break/>$db = $path.'rss.db';</text:span></text:span></text:p>
            <text:p text:style-name="P17"><text:span text:style-name="Source_20_Text"><text:span text:style-name="T48">?&gt;</text:span></text:span></text:p>
          </table:table-cell>
        </table:table-row>
      </table:table>
      <text:p text:style-name="P7"><text:bookmark text:name="Heading5"/></text:p>
      <text:h text:style-name="P10" text:outline-level="2">Point and Click</text:h>
      <text:p text:style-name="P5"><text:span text:style-name="T17">With the news display out of the way, all that’s left is to add a simple administrative<text:line-break/>tool to manipulate the contents of the SQLite database. The code here is going to be<text:line-break/></text:span><text:soft-page-break/><text:span text:style-name="T17">very similar to what you saw in </text:span><text:a xlink:type="simple" xlink:href="https://devzone.zend.com/24/php-101-part-15-no-news-is-good-news/php101-14.php"><text:span text:style-name="T20">PHP 101 Part 14</text:span></text:a><text:span text:style-name="T17">: a start<text:line-break/>page called </text:span><text:span text:style-name="T19">admin.php</text:span><text:span text:style-name="T17"> that provides a snapshot of the current database, and a<text:line-break/>form to add new entries. Here it is in full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1"><text:span text:style-name="Source_20_Text"><text:span text:style-name="T47"><text:line-break/>&lt;html&gt;<text:line-break/>&lt;head&gt;&lt;basefont face = 'Arial'&gt;&lt;/head&gt;<text:line-break/>&lt;body&gt;</text:span></text:span></text:p>
            <text:p text:style-name="P16"><text:span text:style-name="Source_20_Text"><text:span text:style-name="T47">&lt;h2&gt;Feed Manager&lt;/h2&gt;</text:span></text:span></text:p>
            <text:p text:style-name="P16"><text:span text:style-name="Source_20_Text"><text:span text:style-name="T47">&lt;h4&gt;Current Feeds:&lt;/h4&gt;<text:line-break/>&lt;table border = '0' cellspacing = '10'&gt;</text:span></text:span></text:p>
            <text:p text:style-name="P16"><text:span text:style-name="Source_20_Text"><text:span text:style-name="T48">&lt;?php<text:line-break/>// PHP 5</text:span></text:span></text:p>
            <text:p text:style-name="P16"><text:span text:style-name="Source_20_Text"><text:span text:style-name="T47">// include configuration file<text:line-break/></text:span></text:span><text:span text:style-name="Source_20_Text"><text:span text:style-name="T48">include('config.php');</text:span></text:span></text:p>
            <text:p text:style-name="P16"><text:span text:style-name="Source_20_Text"><text:span text:style-name="T48">// open database file<text:line-break/>$handle = </text:span></text:span><text:a xlink:type="simple" xlink:href="https://devzone.zend.com/manual/function.sqlite-open.php" office:target-frame-name="_blank" xlink:show="new"><text:span text:style-name="Source_20_Text"><text:span text:style-name="T51">sqlite_open</text:span></text:span></text:a><text:span text:style-name="Source_20_Text"><text:span text:style-name="T48">($db) or die('ERROR: Unable to open database!');</text:span></text:span></text:p>
            <text:p text:style-name="P16"><text:span text:style-name="Source_20_Text"><text:span text:style-name="T48">// generate and execute query<text:line-break/>$query = "SELECT id, title, url, count FROM rss";</text:span></text:span></text:p>
            <text:p text:style-name="P16"><text:span text:style-name="Source_20_Text"><text:span text:style-name="T48">$result = </text:span></text:span><text:a xlink:type="simple" xlink:href="https://devzone.zend.com/manual/function.sqlite-query.php" office:target-frame-name="_blank" xlink:show="new"><text:span text:style-name="Source_20_Text"><text:span text:style-name="T51">sqlite_query</text:span></text:span></text:a><text:span text:style-name="Source_20_Text"><text:span text:style-name="T48">($handle, $query) or die("ERROR: $query. ".</text:span></text:span><text:a xlink:type="simple" xlink:href="https://devzone.zend.com/manual/function.sqlite-error-string.php" office:target-frame-name="_blank" xlink:show="new"><text:span text:style-name="Source_20_Text"><text:span text:style-name="T51">sqlite_error_string</text:span></text:span></text:a><text:span text:style-name="Source_20_Text"><text:span text:style-name="T48">(</text:span></text:span><text:a xlink:type="simple" xlink:href="https://devzone.zend.com/manual/function.sqlite-last-error.php" office:target-frame-name="_blank" xlink:show="new"><text:span text:style-name="Source_20_Text"><text:span text:style-name="T51">sqlite_last_error</text:span></text:span></text:a><text:span text:style-name="Source_20_Text"><text:span text:style-name="T48">($handle)));</text:span></text:span></text:p>
            <text:p text:style-name="P16"><text:span text:style-name="Source_20_Text"><text:span text:style-name="T48">// if records present<text:line-break/>if (</text:span></text:span><text:a xlink:type="simple" xlink:href="https://devzone.zend.com/manual/function.sqlite-num-rows.php" office:target-frame-name="_blank" xlink:show="new"><text:span text:style-name="Source_20_Text"><text:span text:style-name="T51">sqlite_num_rows</text:span></text:span></text:a><text:span text:style-name="Source_20_Text"><text:span text:style-name="T48">($result) &gt; 0) {</text:span></text:span></text:p>
            <text:p text:style-name="P16"><text:span text:style-name="Source_20_Text"><text:span text:style-name="T49">    </text:span></text:span><text:span text:style-name="Source_20_Text"><text:span text:style-name="T48">// iterate through result set<text:line-break/>    // print article titles</text:span></text:span></text:p>
            <text:p text:style-name="P16"><text:span text:style-name="Source_20_Text"><text:span text:style-name="T49">    </text:span></text:span><text:span text:style-name="Source_20_Text"><text:span text:style-name="T48">while ($row = </text:span></text:span><text:a xlink:type="simple" xlink:href="https://devzone.zend.com/manual/function.sqlite-fetch-object.php" office:target-frame-name="_blank" xlink:show="new"><text:span text:style-name="Source_20_Text"><text:span text:style-name="T51">sqlite_fetch_object</text:span></text:span></text:a><text:span text:style-name="Source_20_Text"><text:span text:style-name="T48">($result)) {<text:line-break/>    ?&gt;<text:line-break/></text:span></text:span><text:span text:style-name="Source_20_Text"><text:span text:style-name="T47"><text:line-break/></text:span></text:span><text:soft-page-break/><text:span text:style-name="Source_20_Text"><text:span text:style-name="T47">        &lt;tr&gt;<text:line-break/>        &lt;td&gt;</text:span></text:span><text:span text:style-name="Source_20_Text"><text:span text:style-name="T48">&lt;?php echo $row-&gt;title; ?&gt;</text:span></text:span><text:span text:style-name="Source_20_Text"><text:span text:style-name="T47"> (</text:span></text:span><text:span text:style-name="Source_20_Text"><text:span text:style-name="T48">&lt;?php echo $row-&gt;count; ?&gt;</text:span></text:span><text:span text:style-name="Source_20_Text"><text:span text:style-name="T47">)&lt;/td&gt;</text:span></text:span></text:p>
            <text:p text:style-name="P16"><text:span text:style-name="Source_20_Text"><text:span text:style-name="T49">        </text:span></text:span><text:span text:style-name="Source_20_Text"><text:span text:style-name="T47">&lt;td&gt;&lt;font size = '-2'&gt;&lt;a href="delete.php?id=</text:span></text:span><text:span text:style-name="Source_20_Text"><text:span text:style-name="T48">&lt;?php echo $row-&gt;id; ?&gt;</text:span></text:span><text:span text:style-name="Source_20_Text"><text:span text:style-name="T47">"&gt;delete&lt;/a&gt;&lt;/font&gt;&lt;/td&gt;<text:line-break/>        &lt;/tr&gt;</text:span></text:span></text:p>
            <text:p text:style-name="P16"><text:span text:style-name="Source_20_Text"><text:span text:style-name="T49">    </text:span></text:span><text:span text:style-name="Source_20_Text"><text:span text:style-name="T48">&lt;?php<text:line-break/>    }<text:line-break/>}</text:span></text:span></text:p>
            <text:p text:style-name="P16"><text:span text:style-name="Source_20_Text"><text:span text:style-name="T48">// if there are no records present, display message<text:line-break/>else {<text:line-break/>?&gt;<text:line-break/></text:span></text:span><text:span text:style-name="Source_20_Text"><text:span text:style-name="T47"><text:line-break/>    &lt;font size = '-1'&gt;No feeds currently configured&lt;/font&gt;</text:span></text:span></text:p>
            <text:p text:style-name="P16"><text:span text:style-name="Source_20_Text"><text:span text:style-name="T48">&lt;?php<text:line-break/>}</text:span></text:span></text:p>
            <text:p text:style-name="P16"><text:span text:style-name="Source_20_Text"><text:span text:style-name="T48">// close connection<text:line-break/></text:span></text:span><text:a xlink:type="simple" xlink:href="https://devzone.zend.com/manual/function.sqlite-close.php" office:target-frame-name="_blank" xlink:show="new"><text:span text:style-name="Source_20_Text"><text:span text:style-name="T51">sqlite_close</text:span></text:span></text:a><text:span text:style-name="Source_20_Text"><text:span text:style-name="T48">($handle);</text:span></text:span></text:p>
            <text:p text:style-name="P18"><text:span text:style-name="Source_20_Text"><text:span text:style-name="T48">?&gt;</text:span></text:span></text:p>
            <text:p text:style-name="P16"><text:span text:style-name="Source_20_Text"><text:span text:style-name="T47">&lt;/table&gt;</text:span></text:span></text:p>
            <text:p text:style-name="P16"><text:span text:style-name="Source_20_Text"><text:span text:style-name="T47">&lt;h4&gt;Add New Feed:&lt;/h4&gt;<text:line-break/>&lt;form action = 'add.php' method = 'post'&gt;<text:line-break/>&lt;table border = '0' cellspacing = '5'&gt;<text:line-break/>&lt;tr&gt;<text:line-break/>    &lt;td&gt;Title&lt;/td&gt;</text:span></text:span></text:p>
            <text:p text:style-name="P16"><text:span text:style-name="Source_20_Text"><text:span text:style-name="T49">    </text:span></text:span><text:span text:style-name="Source_20_Text"><text:span text:style-name="T47">&lt;td&gt;&lt;input type = 'text' name = 'title'&gt;&lt;/td&gt;<text:line-break/>&lt;/tr&gt;<text:line-break/>&lt;tr&gt;<text:line-break/></text:span></text:span><text:soft-page-break/><text:span text:style-name="Source_20_Text"><text:span text:style-name="T47">    &lt;td&gt;Feed URL&lt;/td&gt;<text:line-break/>    &lt;td&gt;&lt;input type = 'text' name = 'url'&gt;&lt;/td&gt;<text:line-break/>&lt;/tr&gt;</text:span></text:span></text:p>
            <text:p text:style-name="P16"><text:span text:style-name="Source_20_Text"><text:span text:style-name="T47">&lt;tr&gt;<text:line-break/>    &lt;td&gt;Stories to display&lt;/td&gt;<text:line-break/>    &lt;td&gt;&lt;input type = 'text' name = 'count' size = '2'&gt;&lt;/td&gt;<text:line-break/>&lt;/tr&gt;<text:line-break/>&lt;tr&gt;<text:line-break/>    &lt;td colspan = '2' align = 'right'&gt;&lt;input type = 'submit' name = 'submit' value = 'Add RSS Feed'&gt;&lt;/td&gt;</text:span></text:span></text:p>
            <text:p text:style-name="P16"><text:span text:style-name="Source_20_Text"><text:span text:style-name="T47">&lt;/tr&gt;<text:line-break/>&lt;/table&gt;<text:line-break/>&lt;/form&gt;</text:span></text:span></text:p>
            <text:p text:style-name="P17"><text:span text:style-name="Source_20_Text"><text:span text:style-name="T47">&lt;/body&gt;<text:line-break/>&lt;/html&gt;</text:span></text:span></text:p>
          </table:table-cell>
        </table:table-row>
      </table:table>
      <text:p text:style-name="P2">Here’s what it looks like:</text:p>
      <text:p text:style-name="P4"><draw:frame draw:style-name="fr1" draw:name="Image2" text:anchor-type="as-char" svg:width="0.7862in" svg:height="0.3929in" draw:z-index="1"><draw:image xlink:href="https://devzone.zend.com/images/articles/vikram15-2.jpg" xlink:type="simple" xlink:show="embed" xlink:actuate="onLoad"/><svg:title>admin.php</svg:title></draw:frame></text:p>
      <text:p text:style-name="P2">As you can see, there are two sections in this script. The first half connects to the<text:line-break/>database and prints a list of all the currently configured news feeds, with a “delete”<text:line-break/>link next to each. The second half contains a form for the administrator to add a new<text:line-break/>feed, together with its attributes.</text:p>
      <text:p text:style-name="P6"><text:span text:style-name="T17">Once the form is submitted, the data gets </text:span><text:span text:style-name="Source_20_Text"><text:span text:style-name="T21">POST</text:span></text:span><text:span text:style-name="T17">-ed to the script<text:line-break/></text:span><text:span text:style-name="T19">add.php</text:span><text:span text:style-name="T17">, which validates it and saves it to the database. Here’s the code for<text:line-break/></text:span><text:soft-page-break/><text:span text:style-name="T19">add.php</text:span><text:span text:style-name="T17">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6"><text:span text:style-name="Source_20_Text"><text:span text:style-name="T47">&lt;html&gt;<text:line-break/>&lt;head&gt;&lt;basefont face = 'Arial'&gt;&lt;/head&gt;<text:line-break/>&lt;body&gt;</text:span></text:span></text:p>
            <text:p text:style-name="P16"><text:span text:style-name="Source_20_Text"><text:span text:style-name="T47">&lt;h2&gt;Feed Manager&lt;/h2&gt;</text:span></text:span></text:p>
            <text:p text:style-name="P16"><text:span text:style-name="Source_20_Text"><text:span text:style-name="T48">&lt;?php<text:line-break/>// PHP 5</text:span></text:span></text:p>
            <text:p text:style-name="P16"><text:span text:style-name="Source_20_Text"><text:span text:style-name="T48">if (isset($_POST['submit'])) {<text:line-break/>    // check form input for errors<text:line-break/>    <text:line-break/>    // check title<text:line-break/>    if (</text:span></text:span><text:a xlink:type="simple" xlink:href="https://devzone.zend.com/manual/function.trim.php" office:target-frame-name="_blank" xlink:show="new"><text:span text:style-name="Source_20_Text"><text:span text:style-name="T51">trim</text:span></text:span></text:a><text:span text:style-name="Source_20_Text"><text:span text:style-name="T48">($_POST['title']) == '') {</text:span></text:span></text:p>
            <text:p text:style-name="P16"><text:span text:style-name="Source_20_Text"><text:span text:style-name="T49">        </text:span></text:span><text:span text:style-name="Source_20_Text"><text:span text:style-name="T47">die(</text:span></text:span><text:span text:style-name="Source_20_Text"><text:span text:style-name="T48">'ERROR: Please enter a title');<text:line-break/>    }</text:span></text:span></text:p>
            <text:p text:style-name="P16"><text:span text:style-name="Source_20_Text"><text:span text:style-name="T49">    </text:span></text:span><text:span text:style-name="Source_20_Text"><text:span text:style-name="T48">// check URL<text:line-break/>    if ((</text:span></text:span><text:a xlink:type="simple" xlink:href="https://devzone.zend.com/manual/function.trim.php" office:target-frame-name="_blank" xlink:show="new"><text:span text:style-name="Source_20_Text"><text:span text:style-name="T51">trim</text:span></text:span></text:a><text:span text:style-name="Source_20_Text"><text:span text:style-name="T48">($_POST['url']) == '') || !</text:span></text:span><text:a xlink:type="simple" xlink:href="https://devzone.zend.com/manual/function.ereg.php" office:target-frame-name="_blank" xlink:show="new"><text:span text:style-name="Source_20_Text"><text:span text:style-name="T51">ereg</text:span></text:span></text:a><text:span text:style-name="Source_20_Text"><text:span text:style-name="T48">("^http\://[a-zA-Z0-9\-\.]+\.[a-zA-Z]{2,3}(:[a-zA-Z0-9]*)?/?([a-zA-Z0-9\._\?\,\'/\\\+&amp;%\$#\=~\-])*$",$_POST['url'])) {</text:span></text:span></text:p>
            <text:p text:style-name="P16"><text:span text:style-name="Source_20_Text"><text:span text:style-name="T49">        </text:span></text:span><text:span text:style-name="Source_20_Text"><text:span text:style-name="T47">die(</text:span></text:span><text:span text:style-name="Source_20_Text"><text:span text:style-name="T48">'ERROR: Please enter a valid URL');<text:line-break/>    }</text:span></text:span></text:p>
            <text:p text:style-name="P16"><text:span text:style-name="Source_20_Text"><text:span text:style-name="T49">    </text:span></text:span><text:span text:style-name="Source_20_Text"><text:span text:style-name="T48">// check story number<text:line-break/>    if (!</text:span></text:span><text:a xlink:type="simple" xlink:href="https://devzone.zend.com/manual/function.is-numeric.php" office:target-frame-name="_blank" xlink:show="new"><text:span text:style-name="Source_20_Text"><text:span text:style-name="T51">is_numeric</text:span></text:span></text:a><text:span text:style-name="Source_20_Text"><text:span text:style-name="T48">($_POST['count'])) {</text:span></text:span></text:p>
            <text:p text:style-name="P16"><text:span text:style-name="Source_20_Text"><text:span text:style-name="T49">        </text:span></text:span><text:span text:style-name="Source_20_Text"><text:span text:style-name="T47">die(</text:span></text:span><text:span text:style-name="Source_20_Text"><text:span text:style-name="T48">'ERROR: Please enter a valid story count');<text:line-break/>    }</text:span></text:span></text:p>
            <text:p text:style-name="P16"><text:span text:style-name="Source_20_Text"><text:span text:style-name="T49">    </text:span></text:span><text:span text:style-name="Source_20_Text"><text:span text:style-name="T48">// include configuration file<text:line-break/>    include('config.php');</text:span></text:span></text:p>
            <text:p text:style-name="P16"><text:span text:style-name="Source_20_Text"><text:span text:style-name="T49">    </text:span></text:span><text:span text:style-name="Source_20_Text"><text:span text:style-name="T48">// open database file<text:line-break/>    $handle = </text:span></text:span><text:a xlink:type="simple" xlink:href="https://devzone.zend.com/manual/function.sqlite-open.php" office:target-frame-name="_blank" xlink:show="new"><text:span text:style-name="Source_20_Text"><text:span text:style-name="T51">sqlite_open</text:span></text:span></text:a><text:span text:style-name="Source_20_Text"><text:span text:style-name="T48">($db) or die('ERROR: Unable to open database!');</text:span></text:span></text:p>
            <text:p text:style-name="P16"><text:span text:style-name="Source_20_Text"><text:span text:style-name="T49">    </text:span></text:span><text:span text:style-name="Source_20_Text"><text:span text:style-name="T47"><text:line-break/></text:span></text:span><text:soft-page-break/><text:span text:style-name="Source_20_Text"><text:span text:style-name="T47">    </text:span></text:span><text:span text:style-name="Source_20_Text"><text:span text:style-name="T48">// generate and execute query<text:line-break/>    $query = "INSERT INTO rss (title, url, count) VALUES ('".$_POST['title']."', '".$_POST['url']."', '".$_POST['count']."')";</text:span></text:span></text:p>
            <text:p text:style-name="P16"><text:span text:style-name="Source_20_Text"><text:span text:style-name="T49">    </text:span></text:span><text:span text:style-name="Source_20_Text"><text:span text:style-name="T48">$result = </text:span></text:span><text:a xlink:type="simple" xlink:href="https://devzone.zend.com/manual/function.sqlite-query.php" office:target-frame-name="_blank" xlink:show="new"><text:span text:style-name="Source_20_Text"><text:span text:style-name="T51">sqlite_query</text:span></text:span></text:a><text:span text:style-name="Source_20_Text"><text:span text:style-name="T48">($handle, $query) or die("ERROR: $query. ".</text:span></text:span><text:a xlink:type="simple" xlink:href="https://devzone.zend.com/manual/function.sqlite-error-string.php" office:target-frame-name="_blank" xlink:show="new"><text:span text:style-name="Source_20_Text"><text:span text:style-name="T51">sqlite_error_string</text:span></text:span></text:a><text:span text:style-name="Source_20_Text"><text:span text:style-name="T48">(</text:span></text:span><text:a xlink:type="simple" xlink:href="https://devzone.zend.com/manual/function.sqlite-last-error.php" office:target-frame-name="_blank" xlink:show="new"><text:span text:style-name="Source_20_Text"><text:span text:style-name="T51">sqlite_last_error</text:span></text:span></text:a><text:span text:style-name="Source_20_Text"><text:span text:style-name="T48">($handle)));</text:span></text:span></text:p>
            <text:p text:style-name="P16"><text:span text:style-name="Source_20_Text"><text:span text:style-name="T49">    </text:span></text:span><text:span text:style-name="Source_20_Text"><text:span text:style-name="T48">// close connection<text:line-break/>    </text:span></text:span><text:a xlink:type="simple" xlink:href="https://devzone.zend.com/manual/function.sqlite-close.php" office:target-frame-name="_blank" xlink:show="new"><text:span text:style-name="Source_20_Text"><text:span text:style-name="T51">sqlite_close</text:span></text:span></text:a><text:span text:style-name="Source_20_Text"><text:span text:style-name="T48">($handle);</text:span></text:span></text:p>
            <text:p text:style-name="P16"><text:span text:style-name="Source_20_Text"><text:span text:style-name="T49">    </text:span></text:span><text:span text:style-name="Source_20_Text"><text:span text:style-name="T48">// print success message<text:line-break/>    echo "Item successfully added to the database! Click &lt;a href = 'admin.php'&gt;here&lt;/a&gt; to return to the main page";</text:span></text:span></text:p>
            <text:p text:style-name="P16"><text:span text:style-name="Source_20_Text"><text:span text:style-name="T47">}<text:line-break/>else {<text:line-break/>    die(</text:span></text:span><text:span text:style-name="Source_20_Text"><text:span text:style-name="T48">'ERROR: Data not correctly submitted');<text:line-break/>}</text:span></text:span></text:p>
            <text:p text:style-name="P17"><text:span text:style-name="Source_20_Text"><text:span text:style-name="T48">?&gt;<text:line-break/></text:span></text:span><text:span text:style-name="Source_20_Text"><text:span text:style-name="T47"><text:line-break/>&lt;/body&gt;<text:line-break/>&lt;/html&gt;</text:span></text:span></text:p>
          </table:table-cell>
        </table:table-row>
      </table:table>
      <text:p text:style-name="P6"><text:span text:style-name="T17">The lower half of the script should be familiar to you: it contains the usual function<text:line-break/>calls to open an SQLite database and execute an </text:span><text:span text:style-name="Source_20_Text"><text:span text:style-name="T21">INSERT</text:span></text:span><text:span text:style-name="T17"> query to save the<text:line-break/>user’s data to the database. What’s interesting, though, is the top half of the script,<text:line-break/>which contains a number of input tests to ensure that the data being saved doesn’t<text:line-break/>contain gibberish.</text:span></text:p>
      <text:p text:style-name="P6"><text:span text:style-name="T17">There are three tests here. One checks for the presence of a descriptive title, </text:span><text:soft-page-break/><text:span text:style-name="T17">another<text:line-break/>uses the </text:span><text:span text:style-name="Source_20_Text"><text:span text:style-name="T21">is_numeric()</text:span></text:span><text:span text:style-name="T17"> function to verify that the value entered for the<text:line-break/>story count is a valid number, and the third uses the </text:span><text:span text:style-name="Source_20_Text"><text:span text:style-name="T21">ereg()</text:span></text:span><text:span text:style-name="T17"> function to<text:line-break/>check the format of the URL. If you read </text:span><text:a xlink:type="simple" xlink:href="https://devzone.zend.com/article/661"><text:span text:style-name="T20">Part 13</text:span></text:a><text:span text:style-name="T17">, you’ll<text:line-break/>know all about the importance of validating user input; here’s that theory going into<text:line-break/>action.</text:span></text:p>
      <text:p text:style-name="P2">That takes care of adding new RSS feeds. Now, what about removing them?</text:p>
      <text:p text:style-name="P2">Remember how, in <text:span text:style-name="T41">admin.php</text:span>, each feed displayed in the list had a “delete” link,<text:line-break/>which pointed to the script <text:span text:style-name="T41">delete.php</text:span>. This <text:span text:style-name="T41">delete.php</text:span> script takes care<text:line-break/>of deleting a news feed from the table, given the feed ID (which is passed through the<text:line-break/>link). Take a look at the code, and things will become clearer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7"><text:span text:style-name="Source_20_Text"><text:span text:style-name="T47"><text:line-break/>&lt;html&gt;<text:line-break/>&lt;head&gt;&lt;basefont face = 'Arial'&gt;&lt;/head&gt;<text:line-break/>&lt;body&gt;</text:span></text:span></text:p>
            <text:p text:style-name="P16"><text:span text:style-name="Source_20_Text"><text:span text:style-name="T47">&lt;h2&gt;Feed Manager&lt;/h2&gt;</text:span></text:span></text:p>
            <text:p text:style-name="P18"><text:span text:style-name="Source_20_Text"><text:span text:style-name="T48">&lt;?php</text:span></text:span></text:p>
            <text:p text:style-name="P19"><text:span text:style-name="Source_20_Text"><text:span text:style-name="T48">// PHP 5</text:span></text:span></text:p>
            <text:p text:style-name="P16"><text:span text:style-name="Source_20_Text"><text:span text:style-name="T48">if (isset($_GET['id']) &amp;&amp; </text:span></text:span><text:a xlink:type="simple" xlink:href="https://devzone.zend.com/manual/function.is-numeric.php" office:target-frame-name="_blank" xlink:show="new"><text:span text:style-name="Source_20_Text"><text:span text:style-name="T51">is_numeric</text:span></text:span></text:a><text:span text:style-name="Source_20_Text"><text:span text:style-name="T48">($_GET['id'])) {<text:line-break/>    // include configuration file</text:span></text:span></text:p>
            <text:p text:style-name="P16"><text:span text:style-name="Source_20_Text"><text:span text:style-name="T49">    </text:span></text:span><text:span text:style-name="Source_20_Text"><text:span text:style-name="T48">include('config.php');<text:line-break/>    <text:line-break/>    // open database file<text:line-break/>    $handle = </text:span></text:span><text:a xlink:type="simple" xlink:href="https://devzone.zend.com/manual/function.sqlite-open.php" office:target-frame-name="_blank" xlink:show="new"><text:span text:style-name="Source_20_Text"><text:span text:style-name="T51">sqlite_open</text:span></text:span></text:a><text:span text:style-name="Source_20_Text"><text:span text:style-name="T48">($db) or die('ERROR: Unable to open database!');<text:line-break/></text:span></text:span><text:soft-page-break/><text:span text:style-name="Source_20_Text"><text:span text:style-name="T48">    </text:span></text:span></text:p>
            <text:p text:style-name="P16"><text:span text:style-name="Source_20_Text"><text:span text:style-name="T49">    </text:span></text:span><text:span text:style-name="Source_20_Text"><text:span text:style-name="T48">// generate and execute query<text:line-break/>    $query = "DELETE FROM rss WHERE id = '".$_GET['id']."'";<text:line-break/>    $result = </text:span></text:span><text:a xlink:type="simple" xlink:href="https://devzone.zend.com/manual/function.sqlite-query.php" office:target-frame-name="_blank" xlink:show="new"><text:span text:style-name="Source_20_Text"><text:span text:style-name="T51">sqlite_query</text:span></text:span></text:a><text:span text:style-name="Source_20_Text"><text:span text:style-name="T48">($handle, $query) or die("ERROR: $query. ".</text:span></text:span><text:a xlink:type="simple" xlink:href="https://devzone.zend.com/manual/function.sqlite-error-string.php" office:target-frame-name="_blank" xlink:show="new"><text:span text:style-name="Source_20_Text"><text:span text:style-name="T51">sqlite_error_string</text:span></text:span></text:a><text:span text:style-name="Source_20_Text"><text:span text:style-name="T48">(</text:span></text:span><text:a xlink:type="simple" xlink:href="https://devzone.zend.com/manual/function.sqlite-last-error.php" office:target-frame-name="_blank" xlink:show="new"><text:span text:style-name="Source_20_Text"><text:span text:style-name="T51">sqlite_last_error</text:span></text:span></text:a><text:span text:style-name="Source_20_Text"><text:span text:style-name="T48">($handle)));</text:span></text:span></text:p>
            <text:p text:style-name="P16"><text:span text:style-name="Source_20_Text"><text:span text:style-name="T49">    </text:span></text:span><text:span text:style-name="Source_20_Text"><text:span text:style-name="T47"><text:line-break/>    </text:span></text:span><text:span text:style-name="Source_20_Text"><text:span text:style-name="T48">// close connection<text:line-break/>    </text:span></text:span><text:a xlink:type="simple" xlink:href="https://devzone.zend.com/manual/function.sqlite-close.php" office:target-frame-name="_blank" xlink:show="new"><text:span text:style-name="Source_20_Text"><text:span text:style-name="T51">sqlite_close</text:span></text:span></text:a><text:span text:style-name="Source_20_Text"><text:span text:style-name="T48">($handle);</text:span></text:span></text:p>
            <text:p text:style-name="P16"><text:span text:style-name="Source_20_Text"><text:span text:style-name="T49">    </text:span></text:span><text:span text:style-name="Source_20_Text"><text:span text:style-name="T48">// print success message<text:line-break/>    echo "Item successfully removed from the database! Click &lt;a href = 'admin.php'&gt;here&lt;/a&gt; to return to the main page";</text:span></text:span></text:p>
            <text:p text:style-name="P16"><text:span text:style-name="Source_20_Text"><text:span text:style-name="T47">}<text:line-break/>else {<text:line-break/>    die(</text:span></text:span><text:span text:style-name="Source_20_Text"><text:span text:style-name="T48">'ERROR: Data not correctly submitted');<text:line-break/>}</text:span></text:span></text:p>
            <text:p text:style-name="P17"><text:span text:style-name="Source_20_Text"><text:span text:style-name="T48">?&gt;<text:line-break/></text:span></text:span><text:span text:style-name="Source_20_Text"><text:span text:style-name="T47"><text:line-break/>&lt;/body&gt;<text:line-break/>&lt;/html&gt;</text:span></text:span></text:p>
          </table:table-cell>
        </table:table-row>
      </table:table>
      <text:p text:style-name="P6"><text:span text:style-name="T17">The record ID passed through the URL </text:span><text:span text:style-name="Source_20_Text"><text:span text:style-name="T21">GET</text:span></text:span><text:span text:style-name="T17"> method is retrieved by<text:line-break/></text:span><text:span text:style-name="T19">delete.php</text:span><text:span text:style-name="T17">, and used with a </text:span><text:span text:style-name="Source_20_Text"><text:span text:style-name="T21">DELETE</text:span></text:span><text:span text:style-name="T17"> SQL query to erase the<text:line-break/>corresponding record. Try it out and see for yourself!</text:span></text:p>
      <text:p text:style-name="P5"><text:span text:style-name="T17">And that’s about all I have for you. I hope you enjoyed the 15-part journey that was PHP 101,<text:line-break/>and that you found it both educational and fun – I know I did, and it was a pleasure having<text:line-break/>you along for the ride. If you’d like to read more about specific aspects of PHP, </text:span><text:soft-page-break/><text:span text:style-name="T17">drop by<text:line-break/></text:span><text:a xlink:type="simple" xlink:href="http://www.melonfire.com/community/columns/trog/archives.php?category=PHP" office:target-frame-name="_blank" xlink:show="new"><text:span text:style-name="T20">www.melonfire.com</text:span></text:a><text:span text:style-name="T17"> and take a look at some more of my tutorials and articles.<text:line-break/>Until then… happy coding!</text:span></text:p>
      <text:p text:style-name="P5"><text:span text:style-name="T17">Copyright © Melonfire, 2005 (</text:span><text:a xlink:type="simple" xlink:href="http://www.melonfire.com/" office:target-frame-name="blank" xlink:show="replace"><text:span text:style-name="T20">http://www.melonfire.com</text:span></text:a><text:span text:style-name="T17">). All rights reserved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Lucida Console', monospace"/>
    <style:font-face style:name="Monaco" svg:font-family="Monaco, MonacoRegular, 'Courier New', monospace"/>
    <style:font-face style:name="Open Sans" svg:font-family="'Open Sans', Arial, Verdana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8-21T23:21:12.539302440</dc:date>
    <meta:editing-duration>PT13S</meta:editing-duration>
    <meta:editing-cycles>9</meta:editing-cycles>
    <meta:document-statistic meta:table-count="8" meta:image-count="2" meta:object-count="0" meta:page-count="17" meta:paragraph-count="152" meta:word-count="2413" meta:character-count="16730" meta:non-whitespace-character-count="13897"/>
  </office:meta>
</office:document-meta>
</file>